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D0000006ED5D9C95498271B5F.jpg" manifest:media-type="image/jpeg"/>
  <manifest:file-entry manifest:full-path="Pictures/100000010000048F00000085FBD0CADBB505887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ndale Sans UI1" svg:font-family="'Andale Sans UI'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MS Gothic" svg:font-family="'MS Gothic'" style:font-pitch="variable"/>
    <style:font-face style:name="Noto Sans" svg:font-family="'Noto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Tabla1" style:family="table">
      <style:table-properties style:width="19.001cm" fo:break-before="page" table:align="margins"/>
    </style:style>
    <style:style style:name="Tabla1.A" style:family="table-column">
      <style:table-column-properties style:column-width="12.7cm" style:rel-column-width="43803*"/>
    </style:style>
    <style:style style:name="Tabla1.B" style:family="table-column">
      <style:table-column-properties style:column-width="6.301cm" style:rel-column-width="21732*"/>
    </style:style>
    <style:style style:name="Tab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dddddd" fo:padding="0.097cm" fo:border="0.05pt solid #000000">
        <style:background-image/>
      </style:table-cell-properties>
    </style:style>
    <style:style style:name="Tabla10" style:family="table">
      <style:table-properties style:width="19.001cm" table:align="margins"/>
    </style:style>
    <style:style style:name="Tabla10.A" style:family="table-column">
      <style:table-column-properties style:column-width="19.001cm" style:rel-column-width="65535*"/>
    </style:style>
    <style:style style:name="Tabla10.1" style:family="table-row">
      <style:table-row-properties style:min-row-height="0.997cm"/>
    </style:style>
    <style:style style:name="Tabla10.A1" style:family="table-cell">
      <style:table-cell-properties fo:background-color="#ffffcc" fo:padding="0.097cm" fo:border="0.05pt solid #000000">
        <style:background-image/>
      </style:table-cell-properties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19.001cm" style:rel-column-width="65535*"/>
    </style:style>
    <style:style style:name="Tabla3.1" style:family="table-row">
      <style:table-row-properties style:min-row-height="0.997cm"/>
    </style:style>
    <style:style style:name="Tabla3.A1" style:family="table-cell">
      <style:table-cell-properties fo:background-color="#ffffcc" fo:padding="0.097cm" fo:border="0.05pt solid #000000">
        <style:background-image/>
      </style:table-cell-properties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19.001cm" style:rel-column-width="65535*"/>
    </style:style>
    <style:style style:name="Tabla4.1" style:family="table-row">
      <style:table-row-properties style:min-row-height="0.997cm"/>
    </style:style>
    <style:style style:name="Tabla4.A1" style:family="table-cell">
      <style:table-cell-properties fo:background-color="#ffffcc" fo:padding="0.097cm" fo:border="0.05pt solid #000000">
        <style:background-image/>
      </style:table-cell-properties>
    </style:style>
    <style:style style:name="Tabla5" style:family="table" style:master-page-name="">
      <style:table-properties style:width="19.001cm" style:page-number="auto" table:align="margins"/>
    </style:style>
    <style:style style:name="Tabla5.A" style:family="table-column">
      <style:table-column-properties style:column-width="19.001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9.001cm" table:align="margins"/>
    </style:style>
    <style:style style:name="Tabla6.A" style:family="table-column">
      <style:table-column-properties style:column-width="19.001cm" style:rel-column-width="65535*"/>
    </style:style>
    <style:style style:name="Tabla6.A1" style:family="table-cell">
      <style:table-cell-properties fo:padding="0.097cm" fo:border="0.05pt solid #000000"/>
    </style:style>
    <style:style style:name="P1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P2" style:family="paragraph" style:parent-style-name="Table_20_Contents">
      <style:text-properties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6f3fdd" officeooo:paragraph-rsid="0175db57" style:font-size-asian="9pt" style:font-size-complex="9pt"/>
    </style:style>
    <style:style style:name="P4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8eeb8e" officeooo:paragraph-rsid="018eeb8e" style:font-size-asian="9pt" style:font-size-complex="9pt"/>
    </style:style>
    <style:style style:name="P5" style:family="paragraph" style:parent-style-name="Table_20_Contents">
      <style:text-properties fo:font-size="9pt" style:font-size-asian="9.44999980926514pt" style:font-size-complex="10.8000001907349pt"/>
    </style:style>
    <style:style style:name="P6" style:family="paragraph" style:parent-style-name="Standard">
      <style:text-properties fo:color="#000000" loext:opacity="100%" style:font-name="Arial" fo:font-size="10pt" fo:language="es" fo:country="ES" fo:font-weight="normal" officeooo:rsid="00b1d99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7" style:family="paragraph" style:parent-style-name="Standard">
      <style:text-properties fo:color="#000000" loext:opacity="100%" style:font-name="Arial" fo:font-size="10pt" fo:language="es" fo:country="ES" fo:font-weight="normal" officeooo:rsid="00b1d991" officeooo:paragraph-rsid="018eeb8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" style:family="paragraph" style:parent-style-name="Standard">
      <style:text-properties fo:color="#000000" loext:opacity="100%" style:font-name="Arial" fo:font-size="10pt" fo:language="es" fo:country="ES" fo:font-weight="normal" officeooo:rsid="018eeb8e" officeooo:paragraph-rsid="018eeb8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" style:family="paragraph" style:parent-style-name="Standard">
      <style:text-properties fo:color="#000000" loext:opacity="100%" style:font-name="Arial" fo:font-size="10pt" fo:language="es" fo:country="ES" fo:font-weight="normal" officeooo:rsid="018eeb8e" officeooo:paragraph-rsid="0197d6b2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" style:family="paragraph" style:parent-style-name="Standard">
      <style:text-properties fo:color="#000000" loext:opacity="100%" style:font-name="Arial" fo:font-size="10pt" fo:language="es" fo:country="ES" fo:font-weight="normal" officeooo:rsid="018eeb8e" officeooo:paragraph-rsid="01ad4444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1" style:family="paragraph" style:parent-style-name="Standard">
      <style:text-properties fo:color="#000000" loext:opacity="100%" style:font-name="Arial" fo:font-size="10pt" fo:language="es" fo:country="ES" fo:font-weight="normal" officeooo:rsid="01994620" officeooo:paragraph-rsid="01994620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" style:family="paragraph" style:parent-style-name="Standard">
      <style:text-properties fo:color="#000000" loext:opacity="100%" style:font-name="Arial" fo:font-size="10pt" fo:language="es" fo:country="ES" fo:font-weight="normal" officeooo:rsid="019dfae7" officeooo:paragraph-rsid="019dfae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" style:family="paragraph" style:parent-style-name="Standard">
      <style:text-properties fo:color="#000000" loext:opacity="100%" style:font-name="Arial" fo:font-size="10pt" fo:language="es" fo:country="ES" fo:font-weight="normal" officeooo:rsid="01a77bc3" officeooo:paragraph-rsid="01a77bc3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abdb2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" style:family="paragraph" style:parent-style-name="Standard">
      <style:text-properties fo:color="#000000" loext:opacity="100%" style:font-name="Arial" fo:font-size="10pt" fo:language="es" fo:country="ES" fo:font-weight="normal" officeooo:rsid="01ad4444" officeooo:paragraph-rsid="01ad4444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6" style:family="paragraph" style:parent-style-name="Standard">
      <loext:graphic-properties draw:fill="none" draw:fill-color="#ffffff" draw:opacity="100%"/>
      <style:paragraph-properties fo:background-color="transparent"/>
      <style:text-properties fo:color="#000000" loext:opacity="100%" style:font-name="Arial" fo:font-size="10pt" fo:language="es" fo:country="ES" fo:font-weight="bold" officeooo:rsid="0186f864" officeooo:paragraph-rsid="018450a0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bold" officeooo:rsid="018eeb8e" officeooo:paragraph-rsid="018eeb8e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loext:graphic-properties draw:fill="solid" draw:fill-color="#99ccff" draw:opacity="100%"/>
      <style:paragraph-properties fo:background-color="#99ccff">
        <style:tab-stops>
          <style:tab-stop style:position="18.609cm" style:type="right"/>
        </style:tab-stops>
      </style:paragraph-properties>
      <style:text-properties fo:color="#000000" loext:opacity="100%" style:font-name="Arial" fo:font-size="10pt" fo:language="es" fo:country="ES" fo:font-weight="bold" officeooo:rsid="018eeb8e" officeooo:paragraph-rsid="018eeb8e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loext:graphic-properties draw:fill="solid" draw:fill-color="#dddddd" draw:opacity="100%"/>
      <style:paragraph-properties fo:background-color="#dddddd"/>
      <style:text-properties fo:color="#000000" loext:opacity="100%" style:font-name="Arial" fo:font-size="10pt" fo:language="es" fo:country="ES" fo:font-weight="bold" officeooo:rsid="018eeb8e" officeooo:paragraph-rsid="0197d6b2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loext:graphic-properties draw:fill="none" draw:fill-color="#ffffff" draw:opacity="100%"/>
      <style:paragraph-properties fo:background-color="transparent"/>
      <style:text-properties fo:color="#000000" loext:opacity="100%" style:font-name="Arial" fo:font-size="10pt" fo:language="es" fo:country="ES" fo:font-weight="bold" officeooo:rsid="018fd709" officeooo:paragraph-rsid="018fd70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Table_20_Contents">
      <style:text-properties style:font-name="Arial" fo:font-size="10pt" fo:font-weight="bold" officeooo:rsid="018eeb8e" officeooo:paragraph-rsid="018eeb8e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style:font-name="Arial" fo:font-size="10pt" fo:language="zxx" fo:country="none" officeooo:rsid="018def64" officeooo:paragraph-rsid="01abdb2e" fo:background-color="#cccccc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text-properties style:use-window-font-color="true" loext:opacity="0%" style:font-name="Arial" fo:font-size="10pt" fo:language="es" fo:country="ES" fo:font-weight="normal" officeooo:rsid="018eeb8e" officeooo:paragraph-rsid="018eeb8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4" style:family="paragraph" style:parent-style-name="Standard" style:list-style-name="L1">
      <loext:graphic-properties draw:fill="none" draw:fill-color="#ffffff" draw:opacity="100%"/>
      <style:paragraph-properties fo:background-color="transparent"/>
      <style:text-properties fo:color="#000000" loext:opacity="100%" style:font-name="Arial" fo:font-size="10pt" fo:language="es" fo:country="ES" fo:font-weight="bold" officeooo:rsid="018fd709" officeooo:paragraph-rsid="018fd70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Standard" style:list-style-name="L1">
      <loext:graphic-properties draw:fill="none" draw:fill-color="#ffffff" draw:opacity="100%"/>
      <style:paragraph-properties fo:background-color="transparent"/>
      <style:text-properties fo:color="#000000" loext:opacity="100%" style:font-name="Arial" fo:font-size="10pt" fo:language="es" fo:country="ES" fo:font-weight="bold" officeooo:rsid="01956459" officeooo:paragraph-rsid="0195645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Standard">
      <loext:graphic-properties draw:fill="none" draw:fill-color="#ffffff" draw:opacity="100%"/>
      <style:paragraph-properties fo:background-color="transparent"/>
      <style:text-properties fo:color="#000000" loext:opacity="100%" style:font-name="Arial" fo:font-size="10pt" fo:language="es" fo:country="ES" fo:font-weight="bold" officeooo:rsid="01956459" officeooo:paragraph-rsid="0195645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Standard" style:list-style-name="L1">
      <loext:graphic-properties draw:fill="none" draw:fill-color="#ffffff" draw:opacity="100%"/>
      <style:paragraph-properties fo:background-color="transparent"/>
      <style:text-properties fo:color="#000000" loext:opacity="100%" style:font-name="Arial" fo:font-size="10pt" fo:language="es" fo:country="ES" fo:font-weight="bold" officeooo:rsid="019608b5" officeooo:paragraph-rsid="019608b5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Standard" style:list-style-name="L1">
      <loext:graphic-properties draw:fill="none" draw:fill-color="#ffffff" draw:opacity="100%"/>
      <style:paragraph-properties fo:background-color="transparent"/>
      <style:text-properties fo:color="#000000" loext:opacity="100%" style:font-name="Arial" fo:font-size="10pt" fo:language="es" fo:country="ES" fo:font-weight="bold" officeooo:rsid="01a05f2d" officeooo:paragraph-rsid="01a05f2d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9" style:family="paragraph" style:parent-style-name="Standard" style:list-style-name="L2" style:master-page-name="">
      <loext:graphic-properties draw:fill="none"/>
      <style:paragraph-properties fo:margin-left="1.799cm" fo:margin-right="0cm" fo:text-indent="-1.199cm" style:auto-text-indent="false" style:page-number="auto" fo:background-color="transparent"/>
      <style:text-properties fo:color="#000000" loext:opacity="100%" style:font-name="Arial" fo:font-size="10pt" fo:language="es" fo:country="ES" fo:font-weight="normal" officeooo:rsid="019dfae7" officeooo:paragraph-rsid="019dfae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0" style:family="paragraph" style:parent-style-name="Standard" style:list-style-name="L2">
      <loext:graphic-properties draw:fill="none"/>
      <style:paragraph-properties fo:margin-left="1.799cm" fo:margin-right="0cm" fo:text-indent="-1.199cm" style:auto-text-indent="false" fo:background-color="transparent"/>
      <style:text-properties fo:color="#000000" loext:opacity="100%" style:font-name="Arial" fo:font-size="10pt" fo:language="es" fo:country="ES" fo:font-weight="normal" officeooo:rsid="019dfae7" officeooo:paragraph-rsid="019dfae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1" style:family="paragraph" style:parent-style-name="Standard" style:list-style-name="L4">
      <style:paragraph-properties>
        <style:tab-stops>
          <style:tab-stop style:position="0.91cm"/>
        </style:tab-stops>
      </style:paragraph-properties>
      <style:text-properties fo:color="#000000" loext:opacity="100%" style:font-name="Arial" fo:font-size="10pt" fo:language="es" fo:country="ES" fo:font-weight="normal" officeooo:rsid="01a77bc3" officeooo:paragraph-rsid="01a77bc3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2" style:family="paragraph" style:parent-style-name="Standard" style:list-style-name="L4">
      <style:paragraph-properties>
        <style:tab-stops>
          <style:tab-stop style:position="0.91cm"/>
        </style:tab-stops>
      </style:paragraph-properties>
      <style:text-properties fo:color="#000000" loext:opacity="100%" style:font-name="Arial" fo:font-size="10pt" fo:language="es" fo:country="ES" fo:font-weight="normal" officeooo:rsid="01a77bc3" officeooo:paragraph-rsid="01a88b4c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3" style:family="paragraph" style:parent-style-name="Standard" style:list-style-name="L4">
      <style:paragraph-properties>
        <style:tab-stops>
          <style:tab-stop style:position="0.91cm"/>
        </style:tab-stops>
      </style:paragraph-properties>
      <style:text-properties fo:color="#000000" loext:opacity="100%" style:font-name="Arial" fo:font-size="10pt" fo:language="es" fo:country="ES" fo:font-weight="normal" officeooo:rsid="01a77bc3" officeooo:paragraph-rsid="01b3f01d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4" style:family="paragraph" style:parent-style-name="Standard">
      <style:text-properties fo:color="#000000" loext:opacity="100%" style:font-name="Arial" fo:font-size="10pt" fo:language="es" fo:country="ES" fo:font-weight="normal" officeooo:rsid="01a77bc3" officeooo:paragraph-rsid="01a77bc3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5" style:family="paragraph" style:parent-style-name="Standard" style:list-style-name="L4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color="#000000" loext:opacity="100%" style:font-name="Arial" fo:font-size="10pt" fo:language="es" fo:country="ES" fo:font-weight="normal" officeooo:rsid="01a77bc3" officeooo:paragraph-rsid="01a88b4c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6" style:family="paragraph" style:parent-style-name="Standard" style:list-style-name="L4">
      <style:paragraph-properties>
        <style:tab-stops>
          <style:tab-stop style:position="0.91cm"/>
        </style:tab-stops>
      </style:paragraph-properties>
      <style:text-properties fo:color="#000000" loext:opacity="100%" style:font-name="Arial" fo:font-size="10pt" fo:language="es" fo:country="ES" fo:font-weight="normal" officeooo:rsid="01a88b4c" officeooo:paragraph-rsid="01a88b4c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7" style:family="paragraph" style:parent-style-name="Standard" style:list-style-name="L6">
      <style:paragraph-properties>
        <style:tab-stops>
          <style:tab-stop style:position="0.96cm"/>
        </style:tab-stops>
      </style:paragraph-properties>
      <style:text-properties fo:color="#000000" loext:opacity="100%" style:font-name="Arial" fo:font-size="10pt" fo:language="es" fo:country="ES" fo:font-weight="normal" officeooo:rsid="019ab6bd" officeooo:paragraph-rsid="019ab6bd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8" style:family="paragraph" style:parent-style-name="Standard">
      <style:paragraph-properties>
        <style:tab-stops>
          <style:tab-stop style:position="0.96cm"/>
        </style:tab-stops>
      </style:paragraph-properties>
      <style:text-properties fo:color="#000000" loext:opacity="100%" style:font-name="Arial" fo:font-size="10pt" fo:language="es" fo:country="ES" fo:font-weight="normal" officeooo:rsid="019ab6bd" officeooo:paragraph-rsid="019ab6bd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9" style:family="paragraph" style:parent-style-name="Standard">
      <style:text-properties fo:color="#000000" loext:opacity="100%" style:font-name="Arial" fo:font-size="10pt" fo:language="es" fo:country="ES" fo:font-weight="normal" officeooo:rsid="01b08a7a" officeooo:paragraph-rsid="01b08a7a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0" style:family="paragraph" style:parent-style-name="Standard" style:list-style-name="L7">
      <style:text-properties fo:color="#000000" loext:opacity="100%" style:font-name="Arial" fo:font-size="10pt" fo:language="es" fo:country="ES" fo:font-weight="normal" officeooo:rsid="01b08a7a" officeooo:paragraph-rsid="01b08a7a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1" style:family="paragraph" style:parent-style-name="Standard">
      <style:text-properties fo:color="#000000" loext:opacity="100%" style:font-name="Arial" fo:font-size="10pt" fo:language="es" fo:country="ES" fo:font-weight="normal" officeooo:rsid="018eeb8e" officeooo:paragraph-rsid="01ad4444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2" style:family="paragraph" style:parent-style-name="Standard">
      <style:text-properties fo:color="#000000" loext:opacity="100%" style:font-name="Arial" fo:font-size="10pt" fo:language="es" fo:country="ES" fo:font-weight="normal" officeooo:rsid="018eeb8e" officeooo:paragraph-rsid="01b1e8c4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3" style:family="paragraph" style:parent-style-name="Standard">
      <style:text-properties fo:color="#000000" loext:opacity="100%" style:font-name="Arial" fo:font-size="10pt" fo:language="es" fo:country="ES" fo:font-weight="normal" officeooo:rsid="018eeb8e" officeooo:paragraph-rsid="018fd709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4" style:family="paragraph" style:parent-style-name="Standard">
      <style:text-properties fo:color="#000000" loext:opacity="100%" style:font-name="Arial" fo:font-size="10pt" fo:language="es" fo:country="ES" fo:font-weight="normal" officeooo:rsid="018eeb8e" officeooo:paragraph-rsid="0191a9c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5" style:family="paragraph" style:parent-style-name="Standard">
      <style:text-properties fo:color="#000000" loext:opacity="100%" style:font-name="Arial" fo:font-size="10pt" fo:language="es" fo:country="ES" fo:font-weight="normal" officeooo:rsid="018eeb8e" officeooo:paragraph-rsid="018eeb8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6" style:family="paragraph" style:parent-style-name="Standard">
      <style:text-properties fo:color="#000000" loext:opacity="100%" style:font-name="Arial" fo:font-size="10pt" fo:language="es" fo:country="ES" fo:font-weight="normal" officeooo:rsid="01b3dd71" officeooo:paragraph-rsid="01b3dd71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7" style:family="paragraph" style:parent-style-name="Standard">
      <style:text-properties fo:color="#000000" loext:opacity="100%" style:font-name="Arial" fo:font-size="10pt" fo:language="es" fo:country="ES" fo:font-weight="normal" officeooo:rsid="01837cce" officeooo:paragraph-rsid="01b3f01d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8" style:family="paragraph" style:parent-style-name="Standard">
      <style:text-properties fo:color="#000000" loext:opacity="100%" style:font-name="Arial" fo:font-size="10pt" fo:language="es" fo:country="ES" fo:font-weight="normal" officeooo:rsid="00b1d991" officeooo:paragraph-rsid="018eeb8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9" style:family="paragraph" style:parent-style-name="Standard" style:list-style-name="L6">
      <style:paragraph-properties>
        <style:tab-stops>
          <style:tab-stop style:position="0.96cm"/>
        </style:tab-stops>
      </style:paragraph-properties>
      <style:text-properties fo:color="#000000" loext:opacity="100%" style:font-name="Arial" fo:font-size="10pt" fo:language="es" fo:country="ES" fo:font-weight="normal" officeooo:rsid="01b999a8" officeooo:paragraph-rsid="01b999a8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0" style:family="paragraph" style:parent-style-name="Standard" style:list-style-name="L6">
      <style:paragraph-properties>
        <style:tab-stops>
          <style:tab-stop style:position="0.96cm"/>
        </style:tab-stops>
      </style:paragraph-properties>
      <style:text-properties fo:color="#000000" loext:opacity="100%" style:font-name="Arial" fo:font-size="10pt" fo:language="es" fo:country="ES" fo:font-style="normal" fo:font-weight="normal" officeooo:rsid="01a8a99b" officeooo:paragraph-rsid="01a8a99b" fo:background-color="transparent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1" style:family="paragraph" style:parent-style-name="Standard" style:list-style-name="L6">
      <style:paragraph-properties>
        <style:tab-stops>
          <style:tab-stop style:position="0.96cm"/>
        </style:tab-stops>
      </style:paragraph-properties>
      <style:text-properties fo:color="#000000" loext:opacity="100%" style:font-name="Arial" fo:font-size="10pt" fo:language="es" fo:country="ES" fo:font-style="normal" fo:font-weight="normal" officeooo:rsid="01a8a99b" officeooo:paragraph-rsid="01bafec0" fo:background-color="transparent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2" style:family="paragraph" style:parent-style-name="Standard">
      <style:paragraph-properties>
        <style:tab-stops>
          <style:tab-stop style:position="0.96cm"/>
        </style:tab-stops>
      </style:paragraph-properties>
      <style:text-properties fo:color="#000000" loext:opacity="100%" style:font-name="Arial" fo:font-size="10pt" fo:language="es" fo:country="ES" fo:font-style="normal" fo:font-weight="normal" officeooo:rsid="01a8a99b" officeooo:paragraph-rsid="01a8a99b" fo:background-color="transparent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3" style:family="paragraph" style:parent-style-name="Standard" style:list-style-name="L6">
      <style:paragraph-properties>
        <style:tab-stops>
          <style:tab-stop style:position="0.96cm"/>
        </style:tab-stops>
      </style:paragraph-properties>
      <style:text-properties fo:color="#000000" loext:opacity="100%" style:font-name="Arial" fo:font-size="10pt" fo:language="es" fo:country="ES" fo:font-style="normal" fo:font-weight="normal" officeooo:rsid="01bafec0" officeooo:paragraph-rsid="01bafec0" fo:background-color="transparent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4" style:family="paragraph" style:parent-style-name="Standard" style:list-style-name="L6">
      <style:paragraph-properties>
        <style:tab-stops>
          <style:tab-stop style:position="0.96cm"/>
        </style:tab-stops>
      </style:paragraph-properties>
      <style:text-properties fo:color="#000000" loext:opacity="100%" style:font-name="Arial" fo:font-size="10pt" fo:language="es" fo:country="ES" fo:font-style="normal" fo:font-weight="normal" officeooo:rsid="01bafec0" officeooo:paragraph-rsid="01be464f" fo:background-color="transparent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5" style:family="paragraph" style:parent-style-name="Standard">
      <style:paragraph-properties>
        <style:tab-stops>
          <style:tab-stop style:position="0.96cm"/>
        </style:tab-stops>
      </style:paragraph-properties>
      <style:text-properties fo:color="#000000" loext:opacity="100%" style:font-name="Arial" fo:font-size="10pt" fo:language="es" fo:country="ES" fo:font-style="normal" fo:font-weight="normal" officeooo:rsid="01bafec0" officeooo:paragraph-rsid="01be464f" fo:background-color="transparent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6" style:family="paragraph" style:parent-style-name="Standard" style:list-style-name="L2">
      <style:text-properties officeooo:paragraph-rsid="01bc80ec"/>
    </style:style>
    <style:style style:name="P57" style:family="paragraph" style:parent-style-name="Standard" style:list-style-name="L3">
      <style:paragraph-properties>
        <style:tab-stops>
          <style:tab-stop style:position="0.91cm"/>
        </style:tab-stops>
      </style:paragraph-properties>
      <style:text-properties officeooo:paragraph-rsid="01a77bc3"/>
    </style:style>
    <style:style style:name="P58" style:family="paragraph" style:parent-style-name="Standard">
      <style:paragraph-properties>
        <style:tab-stops>
          <style:tab-stop style:position="0.91cm"/>
        </style:tab-stops>
      </style:paragraph-properties>
      <style:text-properties officeooo:paragraph-rsid="01a77bc3"/>
    </style:style>
    <style:style style:name="P59" style:family="paragraph" style:parent-style-name="Standard">
      <style:text-properties fo:color="#ff33ff" loext:opacity="100%" style:font-name="Arial" fo:font-size="10pt" fo:language="es" fo:country="ES" fo:font-weight="normal" officeooo:rsid="01bc80ec" officeooo:paragraph-rsid="01bc80ec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60" style:family="paragraph" style:parent-style-name="Table_20_Contents">
      <loext:graphic-properties draw:fill="none" draw:fill-color="#ffffff"/>
      <style:paragraph-properties fo:background-color="transparent"/>
      <style:text-properties style:font-name="Courier New" fo:font-size="10pt" fo:language="zxx" fo:country="none" officeooo:rsid="01b08a7a" officeooo:paragraph-rsid="01b08a7a" fo:background-color="#66ffff" style:font-size-asian="10pt" style:language-asian="zxx" style:country-asian="none" style:font-size-complex="10pt" style:language-complex="zxx" style:country-complex="none"/>
    </style:style>
    <style:style style:name="P61" style:family="paragraph" style:parent-style-name="Table_20_Contents">
      <loext:graphic-properties draw:fill="none" draw:fill-color="#ffffff"/>
      <style:paragraph-properties fo:background-color="transparent"/>
      <style:text-properties style:font-name="Courier New" fo:font-size="10pt" fo:language="zxx" fo:country="none" officeooo:rsid="01b08a7a" officeooo:paragraph-rsid="01b1e8c4" fo:background-color="#66ffff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text-properties style:font-name="Arial" fo:font-size="10pt" fo:language="zxx" fo:country="none" officeooo:rsid="01b08a7a" officeooo:paragraph-rsid="01b08a7a" fo:background-color="#ff99ff" style:font-size-asian="10pt" style:language-asian="zxx" style:country-asian="none" style:font-size-complex="10pt" style:language-complex="zxx" style:country-complex="none"/>
    </style:style>
    <style:style style:name="P63" style:family="paragraph" style:parent-style-name="Table_20_Contents">
      <style:text-properties style:font-name="Arial" fo:font-size="10pt" fo:language="zxx" fo:country="none" officeooo:rsid="01b08a7a" officeooo:paragraph-rsid="01b1e8c4" fo:background-color="#ff99ff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text-properties style:font-name="Arial" fo:font-size="10pt" fo:language="zxx" fo:country="none" officeooo:rsid="018def64" officeooo:paragraph-rsid="01b1e8c4" fo:background-color="#cccccc" style:font-size-asian="10pt" style:language-asian="zxx" style:country-asian="none" style:font-size-complex="10pt" style:language-complex="zxx" style:country-complex="none"/>
    </style:style>
    <style:style style:name="P65" style:family="paragraph" style:parent-style-name="Table_20_Contents">
      <style:text-properties style:font-name="Arial" fo:font-size="10pt" officeooo:rsid="01be464f" officeooo:paragraph-rsid="01be464f" style:font-size-asian="10pt" style:font-size-complex="10pt"/>
    </style:style>
    <style:style style:name="P66" style:family="paragraph" style:parent-style-name="Table_20_Contents">
      <style:text-properties fo:color="#ff00cc" loext:opacity="100%" style:font-name="Arial" fo:font-size="10pt" officeooo:rsid="01be464f" officeooo:paragraph-rsid="01be464f" style:font-size-asian="10pt" style:font-size-complex="10pt"/>
    </style:style>
    <style:style style:name="T1" style:family="text">
      <style:text-properties fo:color="#3399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2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3" style:family="text">
      <style:text-properties fo:color="#3399ff" loext:opacity="100%" style:font-name="Berlin Sans FB Demi" fo:language="zxx" fo:country="none" fo:font-style="italic" fo:text-shadow="1pt 1pt" fo:font-weight="bold" officeooo:rsid="0173d28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4" style:family="text">
      <style:text-properties fo:color="#3399ff" loext:opacity="100%" style:font-name="Berlin Sans FB Demi" fo:language="zxx" fo:country="none" fo:font-style="italic" fo:text-shadow="1pt 1pt" fo:font-weight="bold" officeooo:rsid="01b08993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5" style:family="text">
      <style:text-properties fo:color="#3399ff" loext:opacity="100%" style:font-name="Berlin Sans FB Demi" fo:font-size="11pt" fo:language="zxx" fo:country="none" fo:font-style="italic" fo:text-shadow="1pt 1pt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6" style:family="text">
      <style:text-properties fo:color="#3399ff" loext:opacity="100%" style:font-name="Berlin Sans FB Demi" fo:font-size="11pt" fo:language="zxx" fo:country="none" fo:font-style="italic" fo:text-shadow="1pt 1pt" fo:font-weight="bold" officeooo:rsid="0175db57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7" style:family="text">
      <style:text-properties fo:color="#3399ff" loext:opacity="100%" officeooo:rsid="01b3f01d"/>
    </style:style>
    <style:style style:name="T8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9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0" style:family="text">
      <style:text-properties fo:color="#00ccff" loext:opacity="100%" style:font-name="Berlin Sans FB Demi" fo:language="zxx" fo:country="none" fo:font-style="italic" fo:text-shadow="1pt 1pt" fo:font-weight="bold" officeooo:rsid="01b08993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1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T12" style:family="text">
      <style:text-properties fo:color="#b2b2b2" loext:opacity="100%" style:font-name="Berlin Sans FB Demi" fo:font-size="8pt" fo:language="zxx" fo:country="none" fo:font-style="italic" fo:text-shadow="1pt 1pt" fo:font-weight="bold" officeooo:rsid="0175db5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T13" style:family="text">
      <style:text-properties fo:color="#ff9900" loext:opacity="100%" style:font-name="Berlin Sans FB Demi" fo:font-size="11pt" fo:language="zxx" fo:country="none" fo:font-style="italic" fo:text-shadow="1pt 1pt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14" style:family="text">
      <style:text-properties fo:color="#ff9900" loext:opacity="100%" style:font-name="Berlin Sans FB Demi" fo:font-size="11pt" fo:language="zxx" fo:country="none" fo:font-style="italic" fo:text-shadow="1pt 1pt" fo:font-weight="bold" officeooo:rsid="0175db57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15" style:family="text">
      <style:text-properties fo:color="#ff9900" loext:opacity="100%" style:font-name="Berlin Sans FB Demi" fo:font-size="11pt" fo:language="zxx" fo:country="none" fo:font-style="italic" fo:text-shadow="1pt 1pt" fo:font-weight="bold" officeooo:rsid="01956459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16" style:family="text">
      <style:text-properties fo:color="#ff9900" loext:opacity="100%" style:font-name="Berlin Sans FB Demi" fo:font-size="8pt" fo:language="zxx" fo:country="none" fo:font-style="italic" fo:text-shadow="1pt 1pt" fo:font-weight="bold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T17" style:family="text">
      <style:text-properties fo:color="#ff9900" loext:opacity="100%" style:font-name="Berlin Sans FB Demi" fo:font-size="8pt" fo:language="zxx" fo:country="none" fo:font-style="italic" fo:text-shadow="1pt 1pt" fo:font-weight="bold" officeooo:rsid="01956459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197d6b2" style:font-style-asian="italic" style:font-style-complex="italic"/>
    </style:style>
    <style:style style:name="T20" style:family="text">
      <style:text-properties fo:font-style="italic" officeooo:rsid="019c70a4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19c70a4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1a88b4c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1bafec0" style:font-style-asian="italic" style:font-weight-asian="bold" style:font-style-complex="italic" style:font-weight-complex="bold"/>
    </style:style>
    <style:style style:name="T25" style:family="text">
      <style:text-properties officeooo:rsid="018d9789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officeooo:rsid="0191a9c1"/>
    </style:style>
    <style:style style:name="T28" style:family="text">
      <style:text-properties officeooo:rsid="01956459"/>
    </style:style>
    <style:style style:name="T29" style:family="text">
      <style:text-properties officeooo:rsid="0197d6b2"/>
    </style:style>
    <style:style style:name="T30" style:family="text">
      <style:text-properties officeooo:rsid="0198b219"/>
    </style:style>
    <style:style style:name="T31" style:family="text">
      <style:text-properties officeooo:rsid="019ab6bd"/>
    </style:style>
    <style:style style:name="T32" style:family="text">
      <style:text-properties officeooo:rsid="019c70a4"/>
    </style:style>
    <style:style style:name="T33" style:family="text">
      <style:text-properties officeooo:rsid="01a16f56"/>
    </style:style>
    <style:style style:name="T34" style:family="text">
      <style:text-properties officeooo:rsid="01cd6242"/>
    </style:style>
    <style:style style:name="T35" style:family="text">
      <style:text-properties officeooo:rsid="01a3f95a"/>
    </style:style>
    <style:style style:name="T36" style:family="text">
      <style:text-properties officeooo:rsid="01a49174"/>
    </style:style>
    <style:style style:name="T37" style:family="text">
      <style:text-properties fo:color="#000000" loext:opacity="100%" style:font-name="Arial" fo:font-size="10pt" fo:language="es" fo:country="ES" fo:font-weight="normal" officeooo:rsid="01a88b4c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8" style:family="text">
      <style:text-properties fo:color="#000000" loext:opacity="100%" style:font-name="Arial" fo:font-size="10pt" fo:language="es" fo:country="ES" fo:font-weight="normal" officeooo:rsid="01a77bc3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9" style:family="text">
      <style:text-properties fo:color="#000000" loext:opacity="100%" style:font-name="Arial" fo:font-size="10pt" fo:language="es" fo:country="ES" fo:font-weight="normal" officeooo:rsid="01b36597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0" style:family="text">
      <style:text-properties fo:color="#000000" loext:opacity="100%" style:font-name="Arial" fo:font-size="10pt" fo:language="es" fo:country="ES" fo:font-weight="normal" officeooo:rsid="01c006d4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1" style:family="text">
      <style:text-properties officeooo:rsid="01a88b4c"/>
    </style:style>
    <style:style style:name="T42" style:family="text">
      <style:text-properties officeooo:rsid="01a8a99b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1a88b4c" style:font-style-asian="normal" style:font-style-complex="normal"/>
    </style:style>
    <style:style style:name="T45" style:family="text">
      <style:text-properties fo:font-style="normal" fo:font-weight="bold" officeooo:rsid="01b999a8" style:font-style-asian="normal" style:font-weight-asian="bold" style:font-style-complex="normal" style:font-weight-complex="bold"/>
    </style:style>
    <style:style style:name="T46" style:family="text">
      <style:text-properties officeooo:rsid="019e0dd4"/>
    </style:style>
    <style:style style:name="T47" style:family="text">
      <style:text-properties officeooo:rsid="01837cce"/>
    </style:style>
    <style:style style:name="T48" style:family="text">
      <style:text-properties officeooo:rsid="018fe623"/>
    </style:style>
    <style:style style:name="T49" style:family="text">
      <style:text-properties officeooo:rsid="018fe623" fo:background-color="#00ffff" loext:char-shading-value="0"/>
    </style:style>
    <style:style style:name="T50" style:family="text">
      <style:text-properties officeooo:rsid="01918df5"/>
    </style:style>
    <style:style style:name="T51" style:family="text">
      <style:text-properties officeooo:rsid="01918df5" fo:background-color="#99ff33" loext:char-shading-value="0"/>
    </style:style>
    <style:style style:name="T52" style:family="text">
      <style:text-properties fo:language="zxx" fo:country="none" officeooo:rsid="01918df5" fo:background-color="#ff99ff" loext:char-shading-value="0"/>
    </style:style>
    <style:style style:name="T53" style:family="text">
      <style:text-properties fo:language="zxx" fo:country="none" style:language-asian="zxx" style:country-asian="none" style:language-complex="zxx" style:country-complex="none"/>
    </style:style>
    <style:style style:name="T54" style:family="text">
      <style:text-properties fo:background-color="transparent" loext:char-shading-value="0"/>
    </style:style>
    <style:style style:name="T55" style:family="text">
      <style:text-properties officeooo:rsid="01918df5" fo:background-color="transparent" loext:char-shading-value="0"/>
    </style:style>
    <style:style style:name="T56" style:family="text">
      <style:text-properties officeooo:rsid="01b08a7a" fo:background-color="transparent" loext:char-shading-value="0"/>
    </style:style>
    <style:style style:name="T57" style:family="text">
      <style:text-properties officeooo:rsid="01b1e8c4" fo:background-color="transparent" loext:char-shading-value="0"/>
    </style:style>
    <style:style style:name="T58" style:family="text">
      <style:text-properties officeooo:rsid="01918df5" fo:background-color="#ff99ff" loext:char-shading-value="0"/>
    </style:style>
    <style:style style:name="T59" style:family="text">
      <style:text-properties officeooo:rsid="01ad4444"/>
    </style:style>
    <style:style style:name="T60" style:family="text">
      <style:text-properties officeooo:rsid="01b08a7a"/>
    </style:style>
    <style:style style:name="T61" style:family="text">
      <style:text-properties officeooo:rsid="01b1e8c4"/>
    </style:style>
    <style:style style:name="T62" style:family="text">
      <style:text-properties officeooo:rsid="01b36597"/>
    </style:style>
    <style:style style:name="T63" style:family="text">
      <style:text-properties officeooo:rsid="01b3dd71"/>
    </style:style>
    <style:style style:name="T64" style:family="text">
      <style:text-properties officeooo:rsid="01b3f01d"/>
    </style:style>
    <style:style style:name="T65" style:family="text">
      <style:text-properties fo:color="#c9211e" loext:opacity="100%" officeooo:rsid="01b3f01d"/>
    </style:style>
    <style:style style:name="T66" style:family="text">
      <style:text-properties fo:color="#009933" loext:opacity="100%" officeooo:rsid="01b3f01d"/>
    </style:style>
    <style:style style:name="T67" style:family="text">
      <style:text-properties fo:color="#6666ff" loext:opacity="100%" officeooo:rsid="01b3f01d"/>
    </style:style>
    <style:style style:name="T68" style:family="text">
      <style:text-properties fo:color="#ffcc00" loext:opacity="100%" officeooo:rsid="01b3f01d"/>
    </style:style>
    <style:style style:name="T69" style:family="text">
      <style:text-properties fo:color="#ff33ff" loext:opacity="100%" officeooo:rsid="01b3f01d"/>
    </style:style>
    <style:style style:name="T70" style:family="text">
      <style:text-properties fo:color="#ff33ff" loext:opacity="100%" style:font-name="Arial" fo:font-size="10pt" fo:language="es" fo:country="ES" fo:font-style="italic" fo:font-weight="bold" officeooo:rsid="01a2cdbe" fo:background-color="transparent" loext:char-shading-value="0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71" style:family="text">
      <style:text-properties fo:color="#ff33ff" loext:opacity="100%" style:font-name="Arial" fo:font-size="10pt" fo:language="es" fo:country="ES" fo:font-style="italic" fo:font-weight="bold" officeooo:rsid="01b5cb0c" fo:background-color="transparent" loext:char-shading-value="0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72" style:family="text">
      <style:text-properties fo:color="#ff33ff" loext:opacity="100%" style:font-name="Arial" fo:font-size="10pt" fo:language="es" fo:country="ES" fo:font-style="italic" fo:font-weight="bold" officeooo:rsid="01a9dd8d" fo:background-color="transparent" loext:char-shading-value="0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73" style:family="text">
      <style:text-properties fo:color="#ff33ff" loext:opacity="100%" style:font-name="Arial" fo:font-size="10pt" fo:language="es" fo:country="ES" fo:font-style="italic" fo:font-weight="bold" officeooo:rsid="01bc80ec" fo:background-color="transparent" loext:char-shading-value="0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74" style:family="text">
      <style:text-properties fo:color="#ff33ff" loext:opacity="100%" style:font-name="Arial" fo:font-size="10pt" fo:language="es" fo:country="ES" fo:font-style="italic" fo:font-weight="bold" officeooo:rsid="01a2cdbe" fo:background-color="#ffff00" loext:char-shading-value="0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75" style:family="text">
      <style:text-properties fo:color="#ff33ff" loext:opacity="100%" style:font-name="Arial" fo:font-size="10pt" fo:language="es" fo:country="ES" fo:font-style="italic" fo:font-weight="bold" officeooo:rsid="01bc80ec" fo:background-color="#ffff00" loext:char-shading-value="0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76" style:family="text">
      <style:text-properties fo:color="#ff33ff" loext:opacity="100%" officeooo:rsid="01bc80ec"/>
    </style:style>
    <style:style style:name="T77" style:family="text">
      <style:text-properties fo:color="#ff33ff" loext:opacity="100%" officeooo:rsid="01be464f"/>
    </style:style>
    <style:style style:name="T78" style:family="text">
      <style:text-properties style:use-window-font-color="true" loext:opacity="0%" officeooo:rsid="01b3f01d"/>
    </style:style>
    <style:style style:name="T79" style:family="text">
      <style:text-properties officeooo:rsid="01b999a8"/>
    </style:style>
    <style:style style:name="T80" style:family="text">
      <style:text-properties officeooo:rsid="01bafec0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427441412416">
          <table:table-cell table:style-name="Tabla1.A1" office:value-type="string">
            <text:p text:style-name="P21">Nombre y apellidos:</text:p>
            <text:p text:style-name="P21"/>
            <text:p text:style-name="P21">DNI:</text:p>
          </table:table-cell>
          <table:table-cell table:style-name="Tabla1.B1" office:value-type="string">
            <text:p text:style-name="P21">Firma:</text:p>
          </table:table-cell>
        </table:table-row>
      </table:table>
      <text:p text:style-name="P16"/>
      <text:p text:style-name="P20">MATERIAL UTILIZABLE: </text:p>
      <text:list xml:id="list434927859" text:style-name="L1">
        <text:list-item>
          <text:p text:style-name="P24"><text:span text:style-name="T28">para la parte TEST, ningún material</text:span> </text:p>
        </text:list-item>
        <text:list-item>
          <text:p text:style-name="P25">para la parte práctica: todo el material de este módulo profesional y consulta a internet</text:p>
        </text:list-item>
        <text:list-item>
          <text:p text:style-name="P27">la parte práctica se realizará sobre el entorno de desarrollo Visual Studio Code, posiblemente disponible en una máquina virtual (se podrá elegir entre entorno en Windows o entorno en GNU/Linux Ubuntu<text:span text:style-name="T29">, en caso de máquina virtual</text:span>).<text:span text:style-name="T29"> </text:span></text:p>
        </text:list-item>
        <text:list-item>
          <text:p text:style-name="P28">se podrá solicitar grabar la pantalla durante toda la prueba del examen y luego entregar fichero de vídeo (mp4 o mkv)<text:span text:style-name="T33">, al que debe ponerse apellidos y nombre.</text:span></text:p>
        </text:list-item>
      </text:list>
      <text:p text:style-name="P26"/>
      <text:p text:style-name="P18"><text:span text:style-name="T25">P</text:span>ARTE 1: TEST<text:tab/>(<text:span text:style-name="T28">2</text:span> puntos)</text:p>
      <text:p text:style-name="P6"/>
      <text:p text:style-name="P23"><text:span text:style-name="T26">PREGUNTA 1: <text:s/></text:span>(ver modelos en fpadistancia)</text:p>
      <text:p text:style-name="P8"/>
      <text:p text:style-name="P8"/>
      <text:p text:style-name="P18"><text:span text:style-name="T25">P</text:span>ARTE 2: PREGUNTAS PRÁCTICAS<text:tab/>(<text:span text:style-name="T28">8</text:span> puntos)</text:p>
      <text:p text:style-name="P7"/>
      <text:p text:style-name="P12">Criterios de puntuación:</text:p>
      <text:list xml:id="list3872748851" text:style-name="L2">
        <text:list-item>
          <text:p text:style-name="P29">1) CORRECCIÓN DEL CÓDIGO: <text:span text:style-name="T26">no importa en absoluto que haya mucho código o poco código</text:span>: lo que importa es que el código <text:span text:style-name="T33">qu</text:span>e <text:span text:style-name="T33">desarrolles</text:span> cumpla con las especificaci<text:span text:style-name="T36">o</text:span>nes indicadas en el enunciado, como mínimo</text:p>
        </text:list-item>
        <text:list-item>
          <text:p text:style-name="P30">2) MEJORAS: cualquier prestación adicional que añadas, que no habiendo sida especificada explícitamente, pero no vaya contra las especificaciones indicadas, se puntuará positivamente. </text:p>
        </text:list-item>
        <text:list-item>
          <text:p text:style-name="P30">3) LEGIBILIDAD del código (sangrado, espaciado de elementos, ...)</text:p>
        </text:list-item>
        <text:list-item>
          <text:p text:style-name="P30">4) DOCUMENTACIÓN DEL CÓDIGO: comentarios correctos</text:p>
        </text:list-item>
      </text:list>
      <text:p text:style-name="P12"/>
      <text:list xml:id="list155106534922684" text:continue-numbering="true" text:style-name="L2">
        <text:list-item>
          <text:p text:style-name="P56"><text:span text:style-name="T70">Para cada pregunta: crea una carpeta pregunta</text:span><text:span text:style-name="T71">2</text:span><text:span text:style-name="T70">, pregunta</text:span><text:span text:style-name="T71">3</text:span><text:span text:style-name="T70">, pregunta</text:span><text:span text:style-name="T71">4</text:span><text:span text:style-name="T70"> y guarda todo el código y recursos necesarios en esa carpeta. </text:span></text:p>
        </text:list-item>
        <text:list-item>
          <text:p text:style-name="P56"><text:span text:style-name="T70">Luego</text:span><text:span text:style-name="T72">, por favor,</text:span><text:span text:style-name="T70"> entrega todas las carpetas </text:span><text:span text:style-name="T74">en un .zip</text:span><text:span text:style-name="T75">,</text:span><text:span text:style-name="T73"> junto con este documento completado.</text:span></text:p>
        </text:list-item>
      </text:list>
      <text:p text:style-name="P7"/>
      <text:p text:style-name="P7"/>
      <text:p text:style-name="P17">PREGUNTA 2<text:span text:style-name="T29">, problema de Web APIs</text:span>: <text:span text:style-name="T18">(</text:span><text:span text:style-name="T20">3</text:span><text:span text:style-name="T18">,00 puntos)</text:span><text:span text:style-name="T19"> </text:span></text:p>
      <text:p text:style-name="P11"/>
      <text:p text:style-name="P13">Desarrolla una aplicación en JavaScript disponga de los controles <text:span text:style-name="T41">e especificaciones siguientes:</text:span></text:p>
      <text:p text:style-name="P13"/>
      <text:list xml:id="list2757750983" text:style-name="L3">
        <text:list-item>
          <text:p text:style-name="P57"><text:span text:style-name="T37">R1) </text:span><text:span text:style-name="T38">Un elemento </text:span><text:span text:style-name="T40">(etiqueta + caja texto) </text:span><text:span text:style-name="T38">que permita solicitar e introducir al usuario un número entero comprendido entre 1 y </text:span><text:span text:style-name="T39">20</text:span><text:span text:style-name="T38">.</text:span></text:p>
        </text:list-item>
      </text:list>
      <text:p text:style-name="P58"><text:span text:style-name="T38"/></text:p>
      <text:list xml:id="list1131784205" text:style-name="L4">
        <text:list-item>
          <text:p text:style-name="P31"><text:span text:style-name="T41">R2) </text:span>Un botón <text:span text:style-name="T41">(B1) "Enviar" </text:span>qu<text:span text:style-name="T41">e, cada vez que se hace clic en él,</text:span> permita indicar al usuario que quiere enviar la entrada anterior<text:span text:style-name="T41">.</text:span></text:p>
          <text:p text:style-name="P31"/>
        </text:list-item>
        <text:list-item>
          <text:p text:style-name="P36">R3) Si la entrada no es válida se sacará un mensaje: "Entrada no válida: debe estar comprendida entre 1 y <text:span text:style-name="T63">2</text:span>0"</text:p>
          <text:p text:style-name="P36"/>
        </text:list-item>
        <text:list-item>
          <text:p text:style-name="P33"><text:span text:style-name="T41">R</text:span><text:span text:style-name="T64">4</text:span><text:span text:style-name="T41">) Al hacer clic en el botón B1 se validará la entrada</text:span><text:span text:style-name="T64"> </text:span><text:span text:style-name="T41">( número </text:span><text:span text:style-name="T23">N</text:span><text:span text:style-name="T41"> ) y, si cumple con los requisitos indicados, se </text:span><text:span text:style-name="T62">imprimirá la serie de Fibonacci hasta el término</text:span><text:span text:style-name="T64"> </text:span><text:span text:style-name="T23">N</text:span><text:span text:style-name="T62"> introducido por el usuario</text:span><text:span text:style-name="T41">.</text:span></text:p>
          <text:p text:style-name="P33"/>
        </text:list-item>
        <text:list-item>
          <text:p text:style-name="P33"><text:span text:style-name="T41">R</text:span><text:span text:style-name="T64">5</text:span><text:span text:style-name="T41">) </text:span>Un botón <text:span text:style-name="T41">(B2) "C</text:span>olor <text:span text:style-name="T64">términos</text:span>" que al realizar clic en el cambie el color<text:span text:style-name="T62">, al azar de entre un grupo de 10 colores HTML previamente introducidos en un array,</text:span> <text:span text:style-name="T64">de cada uno de los términos de la sucesión de Fibonacci, de forma independiente. (Por ejemplo: si introducen el número 4, la salida sería </text:span><text:span text:style-name="T65">1</text:span><text:span text:style-name="T64"> </text:span><text:span text:style-name="T66">1</text:span><text:span text:style-name="T64"> </text:span><text:span text:style-name="T67">2</text:span><text:span text:style-name="T64"> </text:span><text:span text:style-name="T7">3</text:span><text:span text:style-name="T64"> y si le dan al botón (B2) de nuevo sería algo como: <text:s/></text:span><text:span text:style-name="T7">1</text:span><text:span text:style-name="T64"> </text:span><text:span text:style-name="T68">1</text:span><text:span text:style-name="T64"> </text:span><text:span text:style-name="T69">2</text:span><text:span text:style-name="T64"> </text:span><text:span text:style-name="T7">3 </text:span><text:span text:style-name="T78">)</text:span></text:p>
          <text:p text:style-name="P32"/>
        </text:list-item>
      </text:list>
      <table:table table:name="Tabla5" table:style-name="Tabla5">
        <table:table-column table:style-name="Tabla5.A"/>
        <table:table-row table:style-name="TableLine2427457267200">
          <table:table-cell table:style-name="Tabla5.A1" office:value-type="string">
            <text:p text:style-name="P47"><text:span text:style-name="T46">La serie de Fibonacci es una serie de números enteros positivos: 0, 1, 1, 2 , 3, 5, 8, 13, 21, ... que comienza por los términos 0 y 1 </text:span><text:span text:style-name="T64">(consideramos el primer término a el primer 1) </text:span><text:span text:style-name="T46">y tiene la propiedad de que cada término posterior es la suma de sus 2 predecesores en la sucesión ( 2 = 1 + 1 , <text:s/>3 = 2 + 1, ...).</text:span></text:p>
          </table:table-cell>
        </table:table-row>
      </table:table>
      <text:list xml:id="list155106034293965" text:continue-numbering="true" text:style-name="L4">
        <text:list-header>
          <text:p text:style-name="P35"/>
        </text:list-header>
      </text:list>
      <text:p text:style-name="P46"><text:span text:style-name="T64">Validar los datos, como mínimo, en JavaScript (es decir, no sólo en HTML).</text:span></text:p>
      <text:p text:style-name="P59"/>
      <text:p text:style-name="P59">Mete el código con tu solución en la carpeta pregunta2, que luego entregas en el zip antes mencionado.</text:p>
      <text:p text:style-name="P43"/>
      <text:p text:style-name="P43"/>
      <text:p text:style-name="P43"/>
      <text:p text:style-name="P17"><text:soft-page-break/>PREGUNTA 3<text:span text:style-name="T29">, problema de programación en JavaScript</text:span>: <text:span text:style-name="T18">(</text:span><text:span text:style-name="T19">3</text:span><text:span text:style-name="T18">,</text:span><text:span text:style-name="T20">5</text:span><text:span text:style-name="T18">0 puntos)</text:span></text:p>
      <text:p text:style-name="P8"/>
      <text:p text:style-name="P39">Desarrolla una página web y un script Javascript que solicite del usuario una frase que solo tenga letras minúsculas sin acentuar y sin signos de puntuación ni otro carácter extraño (es decir, abcdefghijklemnñopqrstuvwxyz).</text:p>
      <text:list xml:id="list3664998643" text:style-name="L7">
        <text:list-item>
          <text:p text:style-name="P40">si la frase no cumple con lo anterior: se le indicará al usuario por qué, y se solicitará de nuevo su introducción.</text:p>
        </text:list-item>
        <text:list-item>
          <text:p text:style-name="P40">si la frase valida correctamente: </text:p>
          <text:list>
            <text:list-item>
              <text:p text:style-name="P40">se escribirá la frase del revés</text:p>
            </text:list-item>
            <text:list-item>
              <text:p text:style-name="P40">se indicará si la frase es un palíndromo o si no lo es. </text:p>
            </text:list-item>
          </text:list>
        </text:list-item>
      </text:list>
      <text:p text:style-name="P15"/>
      <text:p text:style-name="P14">Por ejemplo:<text:span text:style-name="T47"> (las entradas aparecen en fondo gris</text:span><text:span text:style-name="T48">, las salidas calculadas en </text:span><text:span text:style-name="T49">fondo azul</text:span><text:span text:style-name="T47">)</text:span><text:span text:style-name="T48"> </text:span><text:span text:style-name="T50"><text:s/></text:span></text:p>
      <text:p text:style-name="P14"><text:span text:style-name="T50">(</text:span><text:span text:style-name="T51">Enviar</text:span><text:span text:style-name="T50"> y </text:span><text:span text:style-name="T52">Reset</text:span><text:span text:style-name="T50"> representan botones html)</text:span><text:span text:style-name="T47"> 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22"><text:span text:style-name="T54">Introduzca </text:span><text:span text:style-name="T56">una frase con palabras </text:span><text:span text:style-name="T57">con</text:span><text:span text:style-name="T56"> sólo letras minúsculas sin acentuar</text:span><text:span text:style-name="T54">: </text:span><text:span text:style-name="T60">la casa era muy bonita</text:span></text:p>
            <text:p text:style-name="P22"/>
            <text:p text:style-name="P22"><text:span text:style-name="T51">Enviar</text:span><text:span text:style-name="T55"> <text:s/></text:span><text:span text:style-name="T58">Reset</text:span></text:p>
            <text:p text:style-name="P62"/>
            <text:p text:style-name="P60">Escrita al revés: atinob yum are asac al</text:p>
            <text:p text:style-name="P60">No es un palíndromo</text:p>
          </table:table-cell>
        </table:table-row>
      </table:table>
      <text:p text:style-name="P14"/>
      <text:p text:style-name="P1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4"><text:span text:style-name="T54">Introduzca </text:span><text:span text:style-name="T56">una frase con palabras </text:span><text:span text:style-name="T57">con</text:span><text:span text:style-name="T56"> sólo letras minúsculas sin acentuar</text:span><text:span text:style-name="T54">: </text:span><text:span text:style-name="T61">dabale arroz a la zorra el abad</text:span></text:p>
            <text:p text:style-name="P64"/>
            <text:p text:style-name="P64"><text:span text:style-name="T51">Enviar</text:span><text:span text:style-name="T55"> <text:s/></text:span><text:span text:style-name="T58">Reset</text:span></text:p>
            <text:p text:style-name="P63"/>
            <text:p text:style-name="P61">Escrita al revés: <text:span text:style-name="T61">daba le arroz al a zorra elabad</text:span></text:p>
            <text:p text:style-name="P61"><text:span text:style-name="T61">Sí</text:span><text:span text:style-name="T59"> es un palíndromo</text:span><text:span text:style-name="T61">!!!</text:span></text:p>
          </table:table-cell>
        </table:table-row>
      </table:table>
      <text:p text:style-name="P10"/>
      <text:p text:style-name="P42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4"><text:span text:style-name="T54">Introduzca </text:span><text:span text:style-name="T56">una frase con palabras </text:span><text:span text:style-name="T57">con</text:span><text:span text:style-name="T56"> sólo letras minúsculas sin acentuar</text:span><text:span text:style-name="T54">: </text:span><text:span text:style-name="T61">reconocer</text:span></text:p>
            <text:p text:style-name="P64"/>
            <text:p text:style-name="P64"><text:span text:style-name="T51">Enviar</text:span><text:span text:style-name="T55"> <text:s/></text:span><text:span text:style-name="T58">Reset</text:span></text:p>
            <text:p text:style-name="P63"/>
            <text:p text:style-name="P61">Escrita al revés: <text:span text:style-name="T61">reconocer</text:span></text:p>
            <text:p text:style-name="P61"><text:span text:style-name="T61">Sí</text:span><text:span text:style-name="T59"> es un palíndromo</text:span><text:span text:style-name="T61">!!!</text:span></text:p>
          </table:table-cell>
        </table:table-row>
      </table:table>
      <text:p text:style-name="P42"/>
      <text:p text:style-name="P59">Mete el código con tu solución en la carpeta pregunta3, que luego entregas en el zip antes mencionado.</text:p>
      <text:p text:style-name="P44"/>
      <text:p text:style-name="P44"/>
      <text:p text:style-name="P19">PREGUNTA <text:span text:style-name="T29">4, problema de </text:span><text:span text:style-name="T30">modificación y/o corrección de código </text:span><text:span text:style-name="T29">en JavaScript</text:span>: <text:span text:style-name="T18">(</text:span><text:span text:style-name="T20">1</text:span><text:span text:style-name="T18">,</text:span><text:span text:style-name="T20">5</text:span><text:span text:style-name="T18">0 puntos)</text:span></text:p>
      <text:p text:style-name="P9"/>
      <text:p text:style-name="P11"><text:span text:style-name="T27">D</text:span>ada la siguiente aplicación en JavaScript<text:span text:style-name="T31"> (descargar código de la pregunta en formato .zip de la web de FPADISTANCIA)</text:span><text:span text:style-name="T41">, que se corresponde con una propuesta de solución a la tarea 4 (ver por favor enunciado en FPADISTANCIA),</text:span><text:span text:style-name="T44"> </text:span></text:p>
      <text:list xml:id="list312036880" text:style-name="L6">
        <text:list-item>
          <text:p text:style-name="P37"><text:span text:style-name="T43">a) Localiza </text:span>y arregla el problema de funcionamiento de la aplicación JavaScript<text:span text:style-name="T41">, para que se corresponda con las especificaciones de la tarea 04 </text:span><text:span text:style-name="T22">(0,</text:span><text:span text:style-name="T24">2</text:span><text:span text:style-name="T22">5 puntos)<text:line-break/></text:span></text:p>
          <text:p text:style-name="P49"><text:span text:style-name="T22">P</text:span><text:span text:style-name="T21">or alguna razón: faltan plantas en la salida.</text:span></text:p>
        </text:list-item>
      </text:list>
      <text:p text:style-name="P38"><text:span text:style-name="T45"/></text:p>
      <table:table table:name="Tabla6" table:style-name="Tabla6">
        <table:table-column table:style-name="Tabla6.A"/>
        <table:table-row table:style-name="TableLine2427436321776">
          <table:table-cell table:style-name="Tabla6.A1" office:value-type="string">
            <text:p text:style-name="P66">Explica aquí, cuál era el problema (incluye pantallazo del código <text:span text:style-name="T53">corregido</text:span>):</text:p>
            <text:p text:style-name="P65"/>
          </table:table-cell>
        </table:table-row>
      </table:table>
      <text:p text:style-name="P38"><text:span text:style-name="T45"/></text:p>
      <text:list xml:id="list155106944521436" text:continue-numbering="true" text:style-name="L6">
        <text:list-item>
          <text:p text:style-name="P37">b) <text:span text:style-name="T32">Añade la</text:span><text:span text:style-name="T42">s</text:span><text:span text:style-name="T32"> </text:span><text:span text:style-name="T41">siguiente</text:span><text:span text:style-name="T42">s</text:span><text:span text:style-name="T41"> </text:span><text:span text:style-name="T32">prestaci</text:span><text:span text:style-name="T42">o</text:span><text:span text:style-name="T32">n</text:span><text:span text:style-name="T42">es</text:span><text:span text:style-name="T32"> a la aplicación</text:span><text:span text:style-name="T41">: </text:span><text:span text:style-name="T32"><text:s/></text:span><text:span text:style-name="T22">(</text:span><text:span text:style-name="T24">1</text:span><text:span text:style-name="T22">,</text:span><text:span text:style-name="T24">2</text:span><text:span text:style-name="T22">5 puntos)</text:span></text:p>
          <text:list>
            <text:list-item>
              <text:p text:style-name="P50">Crea un objeto <text:span text:style-name="T79">Constructora</text:span> (creando una clase para ello): esta clase podrá almacenar Edificios y tendrá los métodos que permitan realizar las tareas siguientes:</text:p>
              <text:list>
                <text:list-item>
                  <text:p text:style-name="P50">añadir <text:span text:style-name="T79">encargos de Edificios a la Constructora</text:span></text:p>
                </text:list-item>
                <text:list-item>
                  <text:p text:style-name="P51">listar los edificios de la <text:span text:style-name="T79">Constructora</text:span><text:span text:style-name="T80">, con el formato: </text:span></text:p>
                  <text:p text:style-name="P51"><text:span text:style-name="T80"><text:s text:c="3"/>Edificio 1: &lt;calle&gt;, &lt;número&gt;, &lt;Código postal&gt;<text:line-break/> <text:s text:c="2"/>Edificio 2: &lt;calle&gt;, &lt;número&gt;, &lt;Código postal&gt;</text:span></text:p>
                  <text:p text:style-name="P53"><text:s text:c="5"/>.....</text:p>
                </text:list-item>
                <text:list-item>
                  <text:p text:style-name="P50">cualquier otro que estimes oportuno</text:p>
                </text:list-item>
              </text:list>
            </text:list-item>
          </text:list>
        </text:list-item>
      </text:list>
      <text:p text:style-name="P52"/>
      <text:list xml:id="list155107034167621" text:continue-numbering="true" text:style-name="L6">
        <text:list-item>
          <text:list>
            <text:list-item>
              <text:p text:style-name="P51"><text:span text:style-name="T80">Añade, al final del script que ya existe, código que:</text:span></text:p>
              <text:list>
                <text:list-item>
                  <text:p text:style-name="P53">cree una Constructora</text:p>
                </text:list-item>
                <text:list-item>
                  <text:p text:style-name="P53">añada 3 de los edificios anteriores a la Constructora.</text:p>
                </text:list-item>
                <text:list-item>
                  <text:p text:style-name="P54"><text:soft-page-break/>liste los edificios de la Constructora</text:p>
                </text:list-item>
              </text:list>
            </text:list-item>
          </text:list>
        </text:list-item>
      </text:list>
      <text:p text:style-name="P55"><text:span text:style-name="T76"/></text:p>
      <text:p text:style-name="P55"><text:span text:style-name="T76">Mete el código con tu solución en la carpeta pregunta</text:span><text:span text:style-name="T77">4</text:span><text:span text:style-name="T76">, que luego entregas en el zip antes mencionad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ndale Sans UI1" svg:font-family="'Andale Sans UI'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MS Gothic" svg:font-family="'MS Gothic'" style:font-pitch="variable"/>
    <style:font-face style:name="Noto Sans" svg:font-family="'Noto Sans'" style:font-family-generic="swiss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7.094cm" style:rel-column-width="24469*"/>
    </style:style>
    <style:style style:name="Tabla2.B" style:family="table-column">
      <style:table-column-properties style:column-width="9.211cm" style:rel-column-width="31769*"/>
    </style:style>
    <style:style style:name="Tabla2.C" style:family="table-column">
      <style:table-column-properties style:column-width="2.695cm" style:rel-column-width="9297*"/>
    </style:style>
    <style:style style:name="Tabla2.1" style:family="table-row">
      <style:table-row-properties style:min-row-height="0.893cm"/>
    </style:style>
    <style:style style:name="Tabla2.A1" style:family="table-cell">
      <style:table-cell-properties style:vertical-align="middle" fo:padding="0.097cm" fo:border-left="none" fo:border-right="none" fo:border-top="none" fo:border-bottom="1pt solid #00ccff"/>
    </style:style>
    <style:style style:name="MP1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MP2" style:family="paragraph" style:parent-style-name="Table_20_Contents">
      <style:text-properties fo:font-size="9pt" style:font-size-asian="9pt" style:font-size-complex="9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6f3fdd" officeooo:paragraph-rsid="0175db57" style:font-size-asian="9pt" style:font-size-complex="9pt"/>
    </style:style>
    <style:style style:name="MP4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8eeb8e" officeooo:paragraph-rsid="018eeb8e" style:font-size-asian="9pt" style:font-size-complex="9pt"/>
    </style:style>
    <style:style style:name="MP5" style:family="paragraph" style:parent-style-name="Table_20_Contents">
      <style:text-properties fo:font-size="9pt" style:font-size-asian="9.44999980926514pt" style:font-size-complex="10.8000001907349pt"/>
    </style:style>
    <style:style style:name="MT1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2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3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4" style:family="text">
      <style:text-properties fo:color="#00ccff" loext:opacity="100%" style:font-name="Berlin Sans FB Demi" fo:language="zxx" fo:country="none" fo:font-style="italic" fo:text-shadow="1pt 1pt" fo:font-weight="bold" officeooo:rsid="01b08993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5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6" style:family="text">
      <style:text-properties fo:color="#b2b2b2" loext:opacity="100%" style:font-name="Berlin Sans FB Demi" fo:font-size="8pt" fo:language="zxx" fo:country="none" fo:font-style="italic" fo:text-shadow="1pt 1pt" fo:font-weight="bold" officeooo:rsid="0175db5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7" style:family="text">
      <style:text-properties fo:color="#3399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8" style:family="text">
      <style:text-properties fo:color="#3399ff" loext:opacity="100%" style:font-name="Berlin Sans FB Demi" fo:language="zxx" fo:country="none" fo:font-style="italic" fo:text-shadow="1pt 1pt" fo:font-weight="bold" officeooo:rsid="0173d28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9" style:family="text">
      <style:text-properties fo:color="#3399ff" loext:opacity="100%" style:font-name="Berlin Sans FB Demi" fo:language="zxx" fo:country="none" fo:font-style="italic" fo:text-shadow="1pt 1pt" fo:font-weight="bold" officeooo:rsid="01b08993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0" style:family="text">
      <style:text-properties fo:color="#3399ff" loext:opacity="100%" style:font-name="Berlin Sans FB Demi" fo:font-size="11pt" fo:language="zxx" fo:country="none" fo:font-style="italic" fo:text-shadow="1pt 1pt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MT11" style:family="text">
      <style:text-properties fo:color="#3399ff" loext:opacity="100%" style:font-name="Berlin Sans FB Demi" fo:font-size="11pt" fo:language="zxx" fo:country="none" fo:font-style="italic" fo:text-shadow="1pt 1pt" fo:font-weight="bold" officeooo:rsid="0175db57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MT12" style:family="text">
      <style:text-properties fo:color="#ff9900" loext:opacity="100%" style:font-name="Berlin Sans FB Demi" fo:font-size="11pt" fo:language="zxx" fo:country="none" fo:font-style="italic" fo:text-shadow="1pt 1pt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MT13" style:family="text">
      <style:text-properties fo:color="#ff9900" loext:opacity="100%" style:font-name="Berlin Sans FB Demi" fo:font-size="11pt" fo:language="zxx" fo:country="none" fo:font-style="italic" fo:text-shadow="1pt 1pt" fo:font-weight="bold" officeooo:rsid="0175db57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MT14" style:family="text">
      <style:text-properties fo:color="#ff9900" loext:opacity="100%" style:font-name="Berlin Sans FB Demi" fo:font-size="11pt" fo:language="zxx" fo:country="none" fo:font-style="italic" fo:text-shadow="1pt 1pt" fo:font-weight="bold" officeooo:rsid="01956459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MT15" style:family="text">
      <style:text-properties fo:color="#ff9900" loext:opacity="100%" style:font-name="Berlin Sans FB Demi" fo:font-size="8pt" fo:language="zxx" fo:country="none" fo:font-style="italic" fo:text-shadow="1pt 1pt" fo:font-weight="bold" officeooo:rsid="01956459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16" style:family="text">
      <style:text-properties fo:color="#ff9900" loext:opacity="100%" style:font-name="Berlin Sans FB Demi" fo:font-size="8pt" fo:language="zxx" fo:country="none" fo:font-style="italic" fo:text-shadow="1pt 1pt" fo:font-weight="bold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99cm" fo:margin-left="0cm" fo:margin-right="0cm" fo:margin-bottom="0cm" fo:background-color="transparent" style:dynamic-spacing="false" draw:fill="none" draw:fill-color="#99ccff"/>
      </style:header-style>
      <style:footer-style/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2"><draw:frame draw:style-name="Mfr1" draw:name="Imagen3" text:anchor-type="as-char" svg:width="6.899cm" svg:height="0.785cm" draw:z-index="5"><draw:image xlink:href="Pictures/100000010000048F00000085FBD0CADBB5058879.png" xlink:type="simple" xlink:show="embed" xlink:actuate="onLoad" draw:mime-type="image/png"/></draw:frame></text:p>
            </table:table-cell>
            <table:table-cell table:style-name="Tabla2.A1" office:value-type="string">
              <text:p text:style-name="MP3"><text:span text:style-name="MT1"><text:tab/></text:span><text:span text:style-name="MT2">CFGS </text:span><text:span text:style-name="MT3">D</text:span><text:span text:style-name="MT2">espregame</text:span><text:span text:style-name="MT4">n</text:span><text:span text:style-name="MT2">to de Aplicacións Web</text:span><text:span text:style-name="MT1"> <text:tab/></text:span><text:span text:style-name="MT5">Curso 2022/2023</text:span></text:p>
              <text:p text:style-name="MP3"><text:span text:style-name="MT6"><text:tab/></text:span><text:span text:style-name="MT7">M</text:span><text:span text:style-name="MT8">ódulo </text:span><text:span text:style-name="MT7">P</text:span><text:span text:style-name="MT8">rofesio</text:span><text:span text:style-name="MT9">n</text:span><text:span text:style-name="MT8">al:</text:span><text:span text:style-name="MT7"> <text:s/></text:span><text:span text:style-name="MT10">DWEC</text:span><text:span text:style-name="MT11"><text:tab/></text:span></text:p>
              <text:p text:style-name="MP4"><text:span text:style-name="MT12"><text:tab/></text:span><text:span text:style-name="MT13">E</text:span><text:span text:style-name="MT12">XAMEN </text:span><text:span text:style-name="MT14">2ª </text:span><text:span text:style-name="MT12">EVALUACIÓN <text:tab/></text:span><text:span text:style-name="MT15">22</text:span><text:span text:style-name="MT16">/</text:span><text:span text:style-name="MT15">03</text:span><text:span text:style-name="MT16">/202</text:span><text:span text:style-name="MT15">3</text:span></text:p>
            </table:table-cell>
            <table:table-cell table:style-name="Tabla2.A1" office:value-type="string">
              <text:p text:style-name="MP5"><draw:frame draw:style-name="Mfr2" draw:name="Imagen6" text:anchor-type="as-char" svg:y="0.042cm" svg:width="2.127cm" svg:height="0.743cm" draw:z-index="2"><draw:image xlink:href="Pictures/100000000000013D0000006ED5D9C95498271B5F.jpg" xlink:type="simple" xlink:show="embed" xlink:actuate="onLoad" draw:mime-type="image/jpeg"/><svg:desc>D:\Datos\Documents\Educación\IES A Xunqueira II\Secretaría\Comunicación\Logos\Identidade corporativa\Marca Galicia\marca galicia.jpg</svg:desc><draw:contour-polygon svg:width="3.591cm" svg:height="1.218cm" svg:viewBox="0 0 3591 1218" draw:points="14,0 14,1218 3605,1218 3605,0" draw:recreate-on-edit="false"/></draw:frame></text:p>
            </table:table-cell>
          </table:table-row>
        </table:table>
        <text:p text:style-name="MP1"><text:tab/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8H45M35S</meta:editing-duration>
    <meta:editing-cycles>358</meta:editing-cycles>
    <meta:generator>LibreOffice/7.2.2.2$Windows_X86_64 LibreOffice_project/02b2acce88a210515b4a5bb2e46cbfb63fe97d56</meta:generator>
    <dc:date>2023-03-22T15:51:05.080000000</dc:date>
    <meta:print-date>2020-01-09T12:56:09.293000000</meta:print-date>
    <meta:document-statistic meta:table-count="7" meta:image-count="2" meta:object-count="0" meta:page-count="3" meta:paragraph-count="77" meta:word-count="990" meta:character-count="5739" meta:non-whitespace-character-count="4815"/>
    <meta:user-defined meta:name="Info 1"/>
    <meta:user-defined meta:name="Info 2"/>
    <meta:user-defined meta:name="Info 3"/>
    <meta:user-defined meta:name="Info 4"/>
  </office:meta>
</office:document-meta>
</file>